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79ac5" officeooo:paragraph-rsid="00043f87"/>
    </style:style>
    <style:style style:name="P4" style:family="paragraph" style:parent-style-name="Title">
      <style:text-properties officeooo:rsid="00079ac5" officeooo:paragraph-rsid="00043f87"/>
    </style:style>
    <style:style style:name="P5" style:family="paragraph" style:parent-style-name="Text_20_body">
      <style:text-properties officeooo:rsid="000e6cd9" officeooo:paragraph-rsid="00043f87"/>
    </style:style>
    <style:style style:name="P6" style:family="paragraph" style:parent-style-name="Text_20_body">
      <style:paragraph-properties fo:text-align="start" style:justify-single-word="false"/>
      <style:text-properties officeooo:paragraph-rsid="00043f87"/>
    </style:style>
    <style:style style:name="P7" style:family="paragraph" style:parent-style-name="Text_20_body">
      <style:text-properties officeooo:rsid="000ae430" officeooo:paragraph-rsid="00043f87"/>
    </style:style>
    <style:style style:name="P8" style:family="paragraph" style:parent-style-name="Text_20_body">
      <style:text-properties officeooo:rsid="000c542a" officeooo:paragraph-rsid="00043f87"/>
    </style:style>
    <style:style style:name="P9" style:family="paragraph" style:parent-style-name="Text_20_body">
      <style:text-properties officeooo:rsid="000c9908" officeooo:paragraph-rsid="00043f87"/>
    </style:style>
    <style:style style:name="P10" style:family="paragraph" style:parent-style-name="Text_20_body">
      <style:text-properties officeooo:rsid="000d9b1e" officeooo:paragraph-rsid="00043f87"/>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Text_20_body">
      <style:paragraph-properties fo:text-align="center" style:justify-single-word="false"/>
      <style:text-properties officeooo:paragraph-rsid="0007236e"/>
    </style:style>
    <style:style style:name="P20" style:family="paragraph" style:parent-style-name="Title">
      <style:text-properties officeooo:paragraph-rsid="00043f87"/>
    </style:style>
    <style:style style:name="T1" style:family="text">
      <style:text-properties officeooo:rsid="000d9b1e"/>
    </style:style>
    <style:style style:name="T2" style:family="text">
      <style:text-properties officeooo:rsid="001175ea"/>
    </style:style>
    <style:style style:name="T3" style:family="text">
      <style:text-properties officeooo:rsid="000c9908"/>
    </style:style>
    <style:style style:name="T4" style:family="text">
      <style:text-properties officeooo:rsid="00079ac5"/>
    </style:style>
    <style:style style:name="T5" style:family="text">
      <style:text-properties officeooo:rsid="000fd4ea"/>
    </style:style>
    <style:style style:name="T6" style:family="text">
      <style:text-properties officeooo:rsid="0004a5c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20"><text:span text:style-name="T6">Registre des r</text:span><text:span text:style-name="T4">apport</text:span><text:span text:style-name="T6">s</text:span><text:span text:style-name="T4"> de réunion</text:span></text:p>
      <text:p text:style-name="P19">Théo Delmas</text:p>
      <text:p text:style-name="P19">Lauric Teysseyre</text:p>
      <text:p text:style-name="P19">Pierre-Louis Renon</text:p>
      <text:p text:style-name="P19">Julien Wattier</text:p>
      <text:p text:style-name="P19"/>
      <text:p text:style-name="P19">Université Paul Sabatier</text:p>
      <text:p text:style-name="P19">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text:a xlink:type="simple" xlink:href="#__RefHeading___Toc105_2257200912" text:style-name="Index_20_Link" text:visited-style-name="Index_20_Link">Revue de sprint du 23/02/2023<text:tab/>3</text:a></text:p>
          <text:p text:style-name="P2"><text:a xlink:type="simple" xlink:href="#__RefHeading___Toc110_2257200912" text:style-name="Index_20_Link" text:visited-style-name="Index_20_Link">Présentation du travail effectué<text:tab/>3</text:a></text:p>
          <text:p text:style-name="P11"><text:a xlink:type="simple" xlink:href="#__RefHeading___Toc112_2257200912" text:style-name="Index_20_Link" text:visited-style-name="Index_20_Link">Fallback de l’API Rest de documentation<text:tab/>3</text:a></text:p>
          <text:p text:style-name="P11"><text:a xlink:type="simple" xlink:href="#__RefHeading___Toc114_2257200912" text:style-name="Index_20_Link" text:visited-style-name="Index_20_Link">Détection de documentation invalide<text:tab/>3</text:a></text:p>
          <text:p text:style-name="P11"><text:a xlink:type="simple" xlink:href="#__RefHeading___Toc116_2257200912" text:style-name="Index_20_Link" text:visited-style-name="Index_20_Link">Réécriture de domaine dans les documentation<text:tab/>3</text:a></text:p>
          <text:p text:style-name="P11"><text:a xlink:type="simple" xlink:href="#__RefHeading___Toc118_2257200912" text:style-name="Index_20_Link" text:visited-style-name="Index_20_Link">Affichage de la documentation dans la popover<text:tab/>3</text:a></text:p>
          <text:p text:style-name="P11"><text:a xlink:type="simple" xlink:href="#__RefHeading___Toc120_2257200912" text:style-name="Index_20_Link" text:visited-style-name="Index_20_Link">Interpolation dans les documentations<text:tab/>3</text:a></text:p>
          <text:p text:style-name="P2"><text:a xlink:type="simple" xlink:href="#__RefHeading___Toc122_2257200912" text:style-name="Index_20_Link" text:visited-style-name="Index_20_Link">Présentation du travail prévu<text:tab/>4</text:a></text:p>
          <text:p text:style-name="P11"><text:a xlink:type="simple" xlink:href="#__RefHeading___Toc1769_1584085879" text:style-name="Index_20_Link" text:visited-style-name="Index_20_Link">Système de recherche<text:tab/>4</text:a></text:p>
          <text:p text:style-name="P11"><text:a xlink:type="simple" xlink:href="#__RefHeading___Toc126_2257200912" text:style-name="Index_20_Link" text:visited-style-name="Index_20_Link">Extension de la détection de documentation invalide<text:tab/>4</text:a></text:p>
          <text:p text:style-name="P2"><text:a xlink:type="simple" xlink:href="#__RefHeading___Toc128_2257200912" text:style-name="Index_20_Link" text:visited-style-name="Index_20_Link">Discussion<text:tab/>5</text:a></text:p>
          <text:p text:style-name="P11"><text:a xlink:type="simple" xlink:href="#__RefHeading___Toc130_2257200912" text:style-name="Index_20_Link" text:visited-style-name="Index_20_Link">Migration du frontend<text:tab/>5</text:a></text:p>
        </text:index-body>
      </text:table-of-content>
      <text:p text:style-name="P6"/>
      <text:h text:style-name="P17" text:outline-level="1"><text:bookmark-start text:name="__RefHeading___Toc105_2257200912"/>Revue de sprint du 23/02/2023<text:bookmark-end text:name="__RefHeading___Toc105_2257200912"/></text:h>
      <text:h text:style-name="Heading_20_2" text:outline-level="2"><text:bookmark-start text:name="__RefHeading___Toc110_2257200912"/>Présentation <text:span text:style-name="T1">du travail effectué</text:span><text:bookmark-end text:name="__RefHeading___Toc110_2257200912"/></text:h>
      <text:h text:style-name="Heading_20_3" text:outline-level="3"><text:bookmark-start text:name="__RefHeading___Toc112_2257200912"/>Fallback de l’API Rest de documentation<text:bookmark-end text:name="__RefHeading___Toc112_2257200912"/></text:h>
      <text:p text:style-name="P3">Le système qui parse l’url n’est pas satisfaisant selon le client.</text:p>
      <text:p text:style-name="P7">→ Organisation d’une réunion sur ce point nécessaire.</text:p>
      <text:p text:style-name="P7">→ Etude d’alternative, <text:span text:style-name="T2">existance d’un tel système sous Django ?</text:span>.</text:p>
      <text:h text:style-name="Heading_20_3" text:outline-level="3"><text:bookmark-start text:name="__RefHeading___Toc114_2257200912"/>Détection de documentation invalide<text:bookmark-end text:name="__RefHeading___Toc114_2257200912"/></text:h>
      <text:p text:style-name="P7">Première itération validé</text:p>
      <text:h text:style-name="Heading_20_3" text:outline-level="3"><text:bookmark-start text:name="__RefHeading___Toc116_2257200912"/>Réécriture de domaine dans les documentation<text:bookmark-end text:name="__RefHeading___Toc116_2257200912"/></text:h>
      <text:p text:style-name="P7">La syntaxe pour appeler un remplacement de nom de domaine n’est pas satisfaisante. Les collaborateurs doivent pouvoir déposer leur documentation dans le serveur et lors de la visualisation sans passer par le frontend, ils doivent pouvoir charger correctement les images. Cela implique qu’ils écrivent les liens en relatif.</text:p>
      <text:p text:style-name="P7">→ Le système doit réécrire lorsque des chemins relatifs sont identifiés.</text:p>
      <text:p text:style-name="P7">Le client valide le reste du système mais estime qu’il n’est pas suffisamment satisfaisant sans identifié dans l’immédiat d’alternative.</text:p>
      <text:p text:style-name="P7">→ Organisation d’une réunion sur ce point nécessaire.</text:p>
      <text:p text:style-name="P7">→ Étude d’alternative.</text:p>
      <text:h text:style-name="Heading_20_3" text:outline-level="3"><text:bookmark-start text:name="__RefHeading___Toc118_2257200912"/>Affichage de la documentation dans la popover<text:bookmark-end text:name="__RefHeading___Toc118_2257200912"/></text:h>
      <text:p text:style-name="P8">Le client demande de centrer l’écran sur le popover lors de son ouverture.</text:p>
      <text:p text:style-name="P8">→ <text:span text:style-name="T3">Mettre en place ce système</text:span></text:p>
      <text:p text:style-name="P8">Il propose d’inciter les collaborateur à écrire les documentations en format paysage.</text:p>
      <text:p text:style-name="P8">→ <text:span text:style-name="T3">Définir des conseils d’écriture des documentation</text:span></text:p>
      <text:p text:style-name="P9">Le client va écrire des documentations typique.</text:p>
      <text:h text:style-name="Heading_20_3" text:outline-level="3"><text:bookmark-start text:name="__RefHeading___Toc120_2257200912"/>Interpolation dans les documentations<text:bookmark-end text:name="__RefHeading___Toc120_2257200912"/></text:h>
      <text:p text:style-name="P9">Le client nous a indiqué que leur système de contraintes à une convention qui est que lorsqu’un paramètre est présent mais pour lequel aucun objet n’est pointé alors cela veut dire que le paramètre pointe vers toutes les instances de ce paramètre.</text:p>
      <text:p text:style-name="P9">Dans ce genre de cas le client demande que l’interpolation ne liste pas toutes les instances du paramètre mais affiche un mot désignant toutes les instances.</text:p>
      <text:p text:style-name="P9">→ Mettre en place ce systèm<text:span text:style-name="T1">e</text:span></text:p>
      <text:h text:style-name="Heading_20_2" text:outline-level="2"><text:bookmark-start text:name="__RefHeading___Toc122_2257200912"/><text:soft-page-break/>Présentation <text:span text:style-name="T1">du travail prévu</text:span><text:bookmark-end text:name="__RefHeading___Toc122_2257200912"/></text:h>
      <text:h text:style-name="Heading_20_3" text:outline-level="3"><text:bookmark-start text:name="__RefHeading___Toc1769_1584085879"/>Système de recherche<text:bookmark-end text:name="__RefHeading___Toc1769_1584085879"/></text:h>
      <text:p text:style-name="P10">Nous avons proposé d’ajouter des tags sur les contraintes pour les utiliser lors de la recherche de contrainte.</text:p>
      <text:p text:style-name="P10">→ Système validé</text:p>
      <text:p text:style-name="P10">Le client nous a demandé également d’utiliser un système de recherche de correspondance qui aurait pioché dans les documentations où dans des champs de description de contrainte qui seront éventuellement ajoutés.</text:p>
      <text:p text:style-name="P10">→ Voir si un tel système de recherche open-source existe.</text:p>
      <text:h text:style-name="Heading_20_3" text:outline-level="3"><text:bookmark-start text:name="__RefHeading___Toc126_2257200912"/>Extension de la d<text:span text:style-name="T4">étection de documentation invalide</text:span><text:bookmark-end text:name="__RefHeading___Toc126_2257200912"/></text:h>
      <text:p text:style-name="P10">Nous avons proposé d’étendre ce système en détectant au démarrage des documentations qui demanderait des images non hosté ou des interpolations impossible.</text:p>
      <text:p text:style-name="P10">Le client n’étant pas familier avec la CI il nous a indiqué de ne pas aller trop loin dans le mécanisme détection des documentations invalides.</text:p>
      <text:p text:style-name="P10">→ <text:span text:style-name="T5">Laisser tombé cette extension si elle devient trop complexe.</text:span></text:p>
      <text:p text:style-name="P10"/>
      <text:h text:style-name="P18" text:outline-level="2"><text:bookmark-start text:name="__RefHeading___Toc128_2257200912"/>Discussion<text:bookmark-end text:name="__RefHeading___Toc128_2257200912"/></text:h>
      <text:h text:style-name="Heading_20_3" text:outline-level="3"><text:bookmark-start text:name="__RefHeading___Toc130_2257200912"/>Migration du frontend<text:bookmark-end text:name="__RefHeading___Toc130_2257200912"/></text:h>
      <text:p text:style-name="P5">Une rapide discussion a eu lieu sur le portage du front de l’application vers VueJS. En l’état le serveur Django le gère au travers de template. Léo Cusseau est en charge de trouvé un moyen d’initier le portage en faisant cohabiter les template Django avec une application VueJS.</text:p>
      <text:p text:style-name="P5">Nous avons précisé que nous essayons de développer les fonctionnalités afin qu’elle fonctionne dans le cadre de cette cohabitation et que lors du portage complet vers VueJS il soit aisé de les réadapté.</text:p>
      <text:p text:style-name="P5">→ Prévoir une réunion avec Léo Cusseau pour comprendre comment il prévoit la cohabitation puis le portage complet afin d’adapter au mieux ce que nous développons à ce contex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7T06:25:20.464000000</dc:date>
    <meta:editing-duration>PT1M49S</meta:editing-duration>
    <meta:editing-cycles>4</meta:editing-cycles>
    <meta:generator>LibreOffice/7.4.1.2$Windows_X86_64 LibreOffice_project/3c58a8f3a960df8bc8fd77b461821e42c061c5f0</meta:generator>
    <meta:document-statistic meta:table-count="0" meta:image-count="0" meta:object-count="0" meta:page-count="5" meta:paragraph-count="59" meta:word-count="611" meta:character-count="3905" meta:non-whitespace-character-count="3353"/>
  </office:meta>
</office:document-meta>
</file>